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5.30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251cm" fo:min-width="4.01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5.303cm"/>
    </style:style>
    <style:style style:name="gr4" style:family="graphic" style:parent-style-name="standard">
      <style:graphic-properties svg:stroke-color="#000000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251cm" fo:min-width="4.32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415cm" fo:min-width="5.30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2" xml:id="id1" draw:id="id1" draw:layer="layout" svg:width="5.804cm" svg:height="1.7cm" svg:x="3.992cm" svg:y="1.6cm">
          <text:p text:style-name="P1">FELHASZNÁLÓ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1" draw:id="id11" draw:layer="layout" svg:width="5.902cm" svg:height="1.5cm" svg:x="3.9cm" svg:y="17.2cm">
          <text:p text:style-name="P1">SZEREP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2" xml:id="id2" draw:id="id2" draw:layer="layout" svg:width="5.803cm" svg:height="1.7cm" svg:x="8.4cm" svg:y="5.8cm">
          <text:p text:style-name="P1">NAPLÓ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9.796cm" svg:y1="2.45cm" svg:x2="11.302cm" svg:y2="5.8cm" draw:start-shape="id1" draw:start-glue-point="7" draw:end-shape="id2" draw:end-glue-point="4" svg:d="M9796 2450h1506v3350" svg:viewBox="0 0 1507 3351">
          <text:p/>
        </draw:connector>
        <draw:custom-shape draw:style-name="gr3" draw:text-style-name="P2" xml:id="id8" draw:id="id8" draw:layer="layout" svg:width="5.803cm" svg:height="1.7cm" svg:x="19.199cm" svg:y="1.6cm">
          <text:p text:style-name="P1">DOLGOZÓ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9" draw:id="id9" draw:layer="layout" svg:width="6.302cm" svg:height="1.5cm" svg:x="21.6cm" svg:y="17.2cm">
          <text:p text:style-name="P1">KÖLTSÉGHELY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2" xml:id="id10" draw:id="id10" draw:layer="layout" svg:width="5.804cm" svg:height="1.665cm" svg:x="19.188cm" svg:y="8.3cm">
          <text:p text:style-name="P1">NYILVÁNTARTÁ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" draw:id="id3" draw:layer="layout" svg:width="5.803cm" svg:height="1.7cm" svg:x="12.371cm" svg:y="8.3cm">
          <text:p text:style-name="P1">MŰSZ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5" draw:id="id5" draw:layer="layout" svg:width="5.803cm" svg:height="1.7cm" svg:x="12.366cm" svg:y="12.644cm">
          <text:p text:style-name="P1">KALIBRÁLÁ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6" draw:id="id6" draw:layer="layout" svg:width="5.803cm" svg:height="1.7cm" svg:x="7.997cm" svg:y="10.464cm">
          <text:p text:style-name="P1">FELJEGYZÉ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7" draw:id="id7" draw:layer="layout" svg:width="6.302cm" svg:height="1.5cm" svg:x="12.11cm" svg:y="17.2cm">
          <text:p text:style-name="P1">MINŐSÍTÉ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1" draw:layer="layout" svg:x1="15.273cm" svg:y1="8.3cm" svg:x2="15.266cm" svg:y2="3.3cm" draw:start-shape="id3" draw:start-glue-point="4" draw:end-shape="id4" draw:end-glue-point="6" svg:d="M15273 8300v-2499h-7v-2501" svg:viewBox="0 0 8 5001">
          <text:p/>
        </draw:connector>
        <draw:connector draw:style-name="gr4" draw:text-style-name="P1" draw:layer="layout" svg:x1="15.273cm" svg:y1="10cm" svg:x2="15.268cm" svg:y2="12.644cm" draw:start-shape="id3" draw:start-glue-point="6" draw:end-shape="id5" draw:end-glue-point="4" svg:d="M15273 10000v1323h-5v1321" svg:viewBox="0 0 6 2645">
          <text:p/>
        </draw:connector>
        <draw:connector draw:style-name="gr4" draw:text-style-name="P1" draw:layer="layout" svg:x1="10.899cm" svg:y1="10.464cm" svg:x2="12.371cm" svg:y2="9.15cm" draw:start-shape="id6" draw:start-glue-point="4" draw:end-shape="id3" draw:end-glue-point="5" svg:d="M10899 10464v-1314h1472" svg:viewBox="0 0 1473 1315">
          <text:p/>
        </draw:connector>
        <draw:connector draw:style-name="gr4" draw:text-style-name="P1" draw:layer="layout" svg:x1="15.261cm" svg:y1="17.2cm" svg:x2="15.268cm" svg:y2="14.344cm" draw:start-shape="id7" draw:start-glue-point="0" draw:end-shape="id5" draw:end-glue-point="6" svg:d="M15261 17200v-1427h7v-1429" svg:viewBox="0 0 8 2857">
          <text:p/>
        </draw:connector>
        <draw:connector draw:style-name="gr4" draw:text-style-name="P1" draw:layer="layout" draw:line-skew="0.497cm 2.049cm" svg:x1="25.002cm" svg:y1="2.45cm" svg:x2="24.751cm" svg:y2="17.2cm" draw:start-shape="id8" draw:start-glue-point="7" draw:end-shape="id9" draw:end-glue-point="0" svg:d="M25002 2450h998v9850h-1249v4900" svg:viewBox="0 0 1250 14751">
          <text:p/>
        </draw:connector>
        <draw:connector draw:style-name="gr4" draw:text-style-name="P1" draw:layer="layout" svg:x1="18.174cm" svg:y1="9.15cm" svg:x2="19.188cm" svg:y2="9.133cm" draw:start-shape="id3" draw:start-glue-point="7" draw:end-shape="id10" draw:end-glue-point="5" svg:d="M18174 9150h507v-17h507" svg:viewBox="0 0 1015 18">
          <text:p/>
        </draw:connector>
        <draw:connector draw:style-name="gr4" draw:text-style-name="P1" draw:layer="layout" svg:x1="22.101cm" svg:y1="3.3cm" svg:x2="22.09cm" svg:y2="8.3cm" draw:start-shape="id8" draw:start-glue-point="6" draw:end-shape="id10" draw:end-glue-point="4" svg:d="M22101 3300v2500h-11v2500" svg:viewBox="0 0 12 5001">
          <text:p/>
        </draw:connector>
        <draw:custom-shape draw:style-name="gr1" draw:text-style-name="P2" xml:id="id4" draw:id="id4" draw:layer="layout" svg:width="5.804cm" svg:height="1.7cm" svg:x="12.364cm" svg:y="1.6cm">
          <text:p text:style-name="P1">CIKKTÖRZ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3.992cm" svg:y1="2.45cm" svg:x2="3.9cm" svg:y2="17.95cm" draw:start-shape="id1" draw:start-glue-point="5" draw:end-shape="id11" draw:end-glue-point="3" svg:d="M3992 2450h-593v15500h501" svg:viewBox="0 0 594 15501">
          <text:p/>
        </draw:connector>
        <draw:connector draw:style-name="gr4" draw:text-style-name="P1" draw:layer="layout" svg:x1="12.366cm" svg:y1="13.494cm" svg:x2="6.894cm" svg:y2="3.3cm" draw:start-shape="id5" draw:start-glue-point="5" draw:end-shape="id1" draw:end-glue-point="6" svg:d="M12366 13494h-5472v-10194" svg:viewBox="0 0 5473 101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Kitöltött_20_kék" draw:display-name="Kitöltött kék" draw:style="linear" draw:start-color="#729fcf" draw:end-color="#355269" draw:start-intensity="100%" draw:end-intensity="100%" draw:angle="300" draw:border="0%"/>
    <draw:gradient draw:name="Kitöltött_20_sárga" draw:display-name="Kitöltött sárga" draw:style="linear" draw:start-color="#ffde59" draw:end-color="#b47804" draw:start-intensity="100%" draw:end-intensity="100%" draw:angle="300" draw:border="0%"/>
    <draw:gradient draw:name="Kitöltött_20_vörös" draw:display-name="Kitöltött vörös" draw:style="linear" draw:start-color="#ff6d6d" draw:end-color="#c9211e" draw:start-intensity="100%" draw:end-intensity="100%" draw:angle="300" draw:border="0%"/>
    <draw:gradient draw:name="Kitöltött_20_zöld" draw:display-name="Kitöltött zöld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Kitöltött_20_kék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Kitöltött_20_zöld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Kitöltött_20_vörös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Kitöltött_20_sárga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1T16:36:40.558927508</meta:creation-date>
    <dc:date>2020-10-11T17:32:54.634194785</dc:date>
    <meta:editing-duration>PT10M2S</meta:editing-duration>
    <meta:editing-cycles>3</meta:editing-cycles>
    <meta:generator>LibreOffice/6.1.5.2$Linux_X86_64 LibreOffice_project/10$Build-2</meta:generator>
    <meta:document-statistic meta:object-count="21"/>
  </office:meta>
</office:document-meta>
</file>